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b43a" officeooo:paragraph-rsid="000f1698"/>
    </style:style>
    <style:style style:name="P2" style:family="paragraph" style:parent-style-name="Standard">
      <style:text-properties fo:font-size="16pt" fo:font-weight="bold" officeooo:rsid="0014d587" officeooo:paragraph-rsid="000f1698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737a8" officeooo:paragraph-rsid="000f1698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544f3" officeooo:paragraph-rsid="000f1698"/>
    </style:style>
    <style:style style:name="P5" style:family="paragraph" style:parent-style-name="Standard">
      <style:text-properties officeooo:rsid="000737a8" officeooo:paragraph-rsid="000f1698"/>
    </style:style>
    <style:style style:name="P6" style:family="paragraph" style:parent-style-name="Standard">
      <style:text-properties officeooo:rsid="000bd584" officeooo:paragraph-rsid="000f1698"/>
    </style:style>
    <style:style style:name="P7" style:family="paragraph" style:parent-style-name="Standard">
      <style:text-properties officeooo:rsid="00089074" officeooo:paragraph-rsid="000f1698"/>
    </style:style>
    <style:style style:name="P8" style:family="paragraph" style:parent-style-name="Standard">
      <style:text-properties officeooo:rsid="000a3d62" officeooo:paragraph-rsid="000f1698"/>
    </style:style>
    <style:style style:name="P9" style:family="paragraph" style:parent-style-name="Standard">
      <style:text-properties officeooo:rsid="000bc392" officeooo:paragraph-rsid="000f1698"/>
    </style:style>
    <style:style style:name="P10" style:family="paragraph" style:parent-style-name="Standard">
      <style:text-properties officeooo:rsid="0013d150" officeooo:paragraph-rsid="000f1698"/>
    </style:style>
    <style:style style:name="P11" style:family="paragraph" style:parent-style-name="Standard">
      <style:text-properties officeooo:paragraph-rsid="000f1698"/>
    </style:style>
    <style:style style:name="P12" style:family="paragraph" style:parent-style-name="Standard">
      <style:text-properties fo:font-size="24pt" fo:font-weight="bold" officeooo:rsid="000f2677" officeooo:paragraph-rsid="000f2677" style:font-size-asian="24pt" style:font-weight-asian="bold" style:font-size-complex="24pt" style:font-weight-complex="bold"/>
    </style:style>
    <style:style style:name="P13" style:family="paragraph" style:parent-style-name="Standard">
      <style:text-properties officeooo:paragraph-rsid="000f2aa2"/>
    </style:style>
    <style:style style:name="T1" style:family="text">
      <style:text-properties officeooo:rsid="00105330"/>
    </style:style>
    <style:style style:name="T2" style:family="text">
      <style:text-properties officeooo:rsid="000bc392"/>
    </style:style>
    <style:style style:name="T3" style:family="text">
      <style:text-properties officeooo:rsid="0014d587"/>
    </style:style>
    <style:style style:name="T4" style:family="text">
      <style:text-properties officeooo:rsid="000a3d62"/>
    </style:style>
    <style:style style:name="T5" style:family="text">
      <style:text-properties officeooo:rsid="0013d150"/>
    </style:style>
    <style:style style:name="T6" style:family="text">
      <style:text-properties officeooo:rsid="00089074"/>
    </style:style>
    <style:style style:name="T7" style:family="text">
      <style:text-properties officeooo:rsid="00139c7f"/>
    </style:style>
    <style:style style:name="T8" style:family="text">
      <style:text-properties officeooo:rsid="0012182c"/>
    </style:style>
    <style:style style:name="T9" style:family="text">
      <style:text-properties officeooo:rsid="000db4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aterial Selection</text:p>
      <text:p text:style-name="P2"/>
      <text:p text:style-name="P2">LINTEL</text:p>
      <text:p text:style-name="P4"/>
      <text:p text:style-name="P5">Beam: $250 plus <text:span text:style-name="T2">shipping</text:span></text:p>
      <text:p text:style-name="P5"><text:tab/><text:span text:style-name="T2">S8x18.4#, 10 feet long</text:span></text:p>
      <text:p text:style-name="P5"><text:tab/><text:span text:style-name="T2">(184 lbs)</text:span></text:p>
      <text:p text:style-name="P5"><text:tab/><text:span text:style-name="T1">Outside width: <text:s/>4.001 inches</text:span></text:p>
      <text:p text:style-name="P5"><text:tab/><text:span text:style-name="T1">Taper angle: <text:s/></text:span></text:p>
      <text:p text:style-name="P3"/>
      <text:p text:style-name="P2">ADJUSTABLE BEAM SUPPORT</text:p>
      <text:p text:style-name="P6"/>
      <text:p text:style-name="P7"/>
      <text:p text:style-name="P8">INSIDE POSTY BIT:</text:p>
      <text:p text:style-name="P7"><text:tab/>3 ½ by 1 ½ leaves 1/8 clearance total <text:s/>(1/16 per side)</text:p>
      <text:p text:style-name="P7"><text:tab/><text:span text:style-name="T3">1/8” wall thickness</text:span></text:p>
      <text:p text:style-name="P7"/>
      <text:p text:style-name="P9">CAPS 3/8 plate</text:p>
      <text:p text:style-name="P9"><text:tab/></text:p>
      <text:p text:style-name="P2">CROW’S FOOT SECTION</text:p>
      <text:p text:style-name="P8">OUTSIDE SLEEVEY BIT:</text:p>
      <text:p text:style-name="P7"><text:tab/>4x2x.188 </text:p>
      <text:p text:style-name="P7"><text:tab/>inside <text:span text:style-name="T4">clearance</text:span>: 1 5/8 by 3 5/8 </text:p>
      <text:p text:style-name="P6"><text:tab/>Support along 1/3 of <text:tab/>height</text:p>
      <text:p text:style-name="P9"/>
      <text:p text:style-name="P9"><text:tab/></text:p>
      <text:p text:style-name="P10">Welds:</text:p>
      <text:p text:style-name="P10"><text:tab/>min fillet on 1/4” member is 3/16 per AWS D1.1</text:p>
      <text:p text:style-name="P10"><text:tab/>Min fillet on &lt;1/4” member is 1/8 (but make it 3/16)</text:p>
      <text:p text:style-name="P7"/>
      <text:p text:style-name="P8">HARDWARE:</text:p>
      <text:p text:style-name="P8"><text:tab/>- Tapered washers for bolting through bottom of beam</text:p>
      <text:p text:style-name="P7"><text:tab/>- <text:span text:style-name="T4">Grade 8 hardware stack: </text:span></text:p>
      <text:p text:style-name="P7"><text:tab/><text:tab/><text:span text:style-name="T5">Bolts - </text:span></text:p>
      <text:p text:style-name="P11"><text:span text:style-name="T6"><text:tab/><text:tab/>Tapered washer, nom ¼ thick @ center - </text:span>91152A035</text:p>
      <text:p text:style-name="P7"><text:tab/><text:tab/><text:span text:style-name="T7">I -beam nom. Thickness – 0.426 (tapered on this)</text:span></text:p>
      <text:p text:style-name="P11"><text:span text:style-name="T6"><text:tab/><text:tab/></text:span>94895A835 – <text:span text:style-name="T8">nuts – 3/64 height</text:span></text:p>
      <text:p text:style-name="P11"><text:tab/><text:tab/></text:p>
      <text:p text:style-name="P11"/>
      <text:p text:style-name="P11"/>
      <text:p text:style-name="P7"><text:tab/>- <text:span text:style-name="T2">Casters: 2408T158 mcmaster</text:span></text:p>
      <text:p text:style-name="P7"><text:tab/>- Pad eyes: </text:p>
      <text:p text:style-name="P11"><text:tab/><text:tab/>53CV52 <text:s/><text:span text:style-name="T1">granger <text:s/>model – min 1” hole needed</text:span></text:p>
      <text:p text:style-name="P11"><text:tab/></text:p>
      <text:p text:style-name="P11"/>
      <text:p text:style-name="P1">HOIST:</text:p>
      <text:p text:style-name="P1"><text:soft-page-break/><text:tab/>Low-headroom chain hoist:</text:p>
      <text:p text:style-name="P1"><text:tab/><text:a xlink:type="simple" xlink:href="http://www.globalindustrial.com/p/material-handling/hoists-cranes/hoists-manual-chain-lever/low-headroom-hoist-trolley-combo-manual-2000-lb-cap?infoParam.campaignId=T9F&amp;gclid=EAIaIQobChMI_fLboOGZ2QIVAUOGCh22uwHoEAYYAyABEgK5NvD_BwE" text:style-name="Internet_20_link" text:visited-style-name="Visited_20_Internet_20_Link">http://www.globalindustrial.com/p/material-handling/hoists-cranes/hoists-manual-chain-lever/low-headroom-hoist-trolley-combo-manual-2000-lb-cap?infoParam.campaignId=T9F&amp;gclid=EAIaIQobChMI_fLboOGZ2QIVAUOGCh22uwHoEAYYAyABEgK5NvD_BwE</text:a></text:p>
      <text:p text:style-name="P1"><text:tab/>$342 – can be a later addon</text:p>
      <text:p text:style-name="P1"/>
      <text:p text:style-name="P1"/>
      <text:p text:style-name="P1"><text:tab/>Lever hoist: <text:a xlink:type="simple" xlink:href="https://www.amazon.com/VEVOR-3000LBS-Ratchet-Manual-Puller/dp/B01MTGIKB8/ref=pd_cp_328_1?_encoding=UTF8&amp;pd_rd_i=B01MTGIKB8&amp;pd_rd_r=DXP9N4NC1KNVKCCYN116&amp;pd_rd_w=nXKwH&amp;pd_rd_wg=AUjpd&amp;psc=1&amp;refRID=DXP9N4NC1KNVKCCYN116" text:style-name="Internet_20_link" text:visited-style-name="Visited_20_Internet_20_Link">https://www.amazon.com/VEVOR-3000LBS-Ratchet-Manual-Puller/dp/B01MTGIKB8/ref=pd_cp_328_1?_encoding=UTF8&amp;pd_rd_i=B01MTGIKB8&amp;pd_rd_r=DXP9N4NC1KNVKCCYN116&amp;pd_rd_w=nXKwH&amp;pd_rd_wg=AUjpd&amp;psc=1&amp;refRID=DXP9N4NC1KNVKCCYN116</text:a></text:p>
      <text:p text:style-name="P1"><text:tab/><text:tab/>$129</text:p>
      <text:p text:style-name="P1"/>
      <text:p text:style-name="P1"><text:tab/><text:tab/></text:p>
      <text:p text:style-name="P1"/>
      <text:p text:style-name="P1"><text:tab/><text:span text:style-name="T1">Independent 2-ton Trolley : $135 <text:s/></text:span><text:a xlink:type="simple" xlink:href="https://www.ebay.com/itm/2-Ton-Push-Beam-Trolley-Adjustable-for-I-beam-flange-width-4-to-8/122822247556?epid=1000622037&amp;hash=item1c98c6c484" text:style-name="Internet_20_link" text:visited-style-name="Visited_20_Internet_20_Link"><text:span text:style-name="T1">https://www.ebay.com/itm/2-Ton-Push-Beam-Trolley-Adjustable-for-I-beam-flange-width-4-to-8/122822247556?epid=1000622037&amp;hash=item1c98c6c484</text:span></text:a></text:p>
      <text:p text:style-name="P1"/>
      <text:p text:style-name="P1"/>
      <text:p text:style-name="P11"><text:span text:style-name="T9"><text:tab/></text:span><text:bookmark text:name="title"/><text:bookmark text:name="productTitle"/>Vestil LOW-4G Geared Low Headroom Combination Chain Hoist/Trolley, 4000 lbs Capacity, 3-1/2"- 8" I-Beam Flange: 691215077439 </text:p>
      <text:p text:style-name="P11"/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9:32:44.991665212</meta:creation-date>
    <dc:date>2018-02-23T20:04:26.969192576</dc:date>
    <meta:editing-duration>PT4M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173" meta:character-count="1622" meta:non-whitespace-character-count="1428"/>
  </office:meta>
</office:document-meta>
</file>